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2.1cm" svg:height="1cm" svg:x="2.1cm" svg:y="3cm">
          <text:p text:style-name="P1">ホスト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1cm" svg:x="9.7cm" svg:y="3cm">
          <text:p text:style-name="P1">ホスト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2cm" svg:y1="3.5cm" svg:x2="9.7cm" svg:y2="3.5cm" draw:start-shape="id1" draw:start-glue-point="1" draw:end-shape="id2" draw:end-glue-point="3" svg:d="m4200 3500h5500">
          <text:p/>
        </draw:connector>
        <draw:frame draw:style-name="gr3" draw:text-style-name="P3" draw:layer="layout" svg:width="3.7cm" svg:height="0.603cm" svg:x="2.8cm" svg:y="2.3cm">
          <draw:text-box>
            <text:p text:style-name="P3"><text:span text:style-name="T1">ユニキャストアドレス</text:span></text:p>
          </draw:text-box>
        </draw:frame>
        <draw:frame draw:style-name="gr3" draw:text-style-name="P3" draw:layer="layout" svg:width="3.7cm" svg:height="0.603cm" svg:x="7.6cm" svg:y="2.301cm">
          <draw:text-box>
            <text:p text:style-name="P3"><text:span text:style-name="T1">ユニキャストアドレ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0:32:30.53</meta:creation-date>
    <dc:date>2012-08-09T00:44:54.93</dc:date>
    <meta:editing-duration>P0D</meta:editing-duration>
    <meta:editing-cycles>1</meta:editing-cycles>
    <meta:document-statistic meta:object-count="5"/>
    <meta:generator>LibreOffice/3.6$Windows_x86 LibreOffice_project/932b512-69e3009-7a10e5c-fc86223-a55908</meta:generator>
  </office:meta>
</office:document-meta>
</file>